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-width="0.203cm" draw:marker-end="Arrow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w-08.12.2013">
        <draw:custom-shape draw:style-name="gr1" draw:text-style-name="P1" xml:id="id2" draw:id="id2" draw:layer="layout" svg:width="24.892cm" svg:height="8.763cm" svg:x="2.143cm" svg:y="7.4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12cm" svg:height="6.985cm" svg:x="3.159cm" svg:y="8.366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2" xml:id="id1" draw:id="id1" draw:layer="layout" svg:width="7.724cm" svg:height="1.916cm" svg:x="10.675cm" svg:y="3.032cm">
          <draw:text-box>
            <text:p text:style-name="P2"><text:span text:style-name="T1">Java Plugin Framework Skeleton</text:span></text:p>
            <text:p text:style-name="P2"><text:span text:style-name="T2">{root}/lib: framework classes</text:span></text:p>
            <text:p text:style-name="P2"><text:span text:style-name="T2">{root}plugins: plugins</text:span></text:p>
          </draw:text-box>
        </draw:frame>
        <draw:custom-shape draw:style-name="gr1" draw:text-style-name="P1" draw:layer="layout" svg:width="2.032cm" svg:height="2.032cm" svg:x="7.985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382cm" svg:y="14.4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747cm" svg:y="14.4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508cm" svg:height="0.508cm" svg:x="8.112cm" svg:y="14.4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699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413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985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382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747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382cm" svg:y="11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699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413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985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699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413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13.8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747cm" svg:y="13.8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382cm" svg:y="13.8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12cm" svg:y="13.1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747cm" svg:y="13.1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382cm" svg:y="13.1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14.4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461cm" svg:y="14.4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826cm" svg:y="14.4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13.8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096cm" svg:y="13.1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747cm" svg:y="11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461cm" svg:y="13.8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382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12cm" svg:height="6.985cm" svg:x="11.033cm" svg:y="8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7.112cm" svg:height="6.985cm" svg:x="18.907cm" svg:y="8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5.859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573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287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5.859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573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287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032cm" svg:height="2.032cm" svg:x="15.859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573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287cm" svg:y="13.06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4.537cm" svg:y1="4.948cm" svg:x2="14.589cm" svg:y2="7.477cm" draw:start-shape="id1" draw:start-glue-point="2" draw:end-shape="id2" draw:end-glue-point="0" svg:d="m14537 4948 52 2529" svg:viewBox="0 0 53 2530">
          <text:p/>
        </draw:connector>
        <draw:frame draw:style-name="gr3" draw:text-style-name="P2" xml:id="id3" draw:id="id3" draw:layer="layout" svg:width="7.614cm" svg:height="3.026cm" svg:x="18.653cm" svg:y="2.8cm">
          <draw:text-box>
            <text:p text:style-name="P2"><text:span text:style-name="T1">Plugin</text:span></text:p>
            <text:p text:style-name="P2"><text:span text:style-name="T2">Java package with subpackages</text:span></text:p>
            <text:p text:style-name="P2"><text:span text:style-name="T2">and classes.</text:span></text:p>
            <text:p text:style-name="P2"><text:span text:style-name="T2">Plugin's inner structure defined</text:span></text:p>
            <text:p text:style-name="P2"><text:span text:style-name="T2">in plugin.xml</text:span></text:p>
          </draw:text-box>
        </draw:frame>
        <draw:frame draw:style-name="gr3" draw:text-style-name="P2" xml:id="id5" draw:id="id5" draw:layer="layout" svg:width="7.779cm" svg:height="1.916cm" svg:x="13.033cm" svg:y="17.753cm">
          <draw:text-box>
            <text:p text:style-name="P2"><text:span text:style-name="T1">Extension Point</text:span></text:p>
            <text:p text:style-name="P2"><text:span text:style-name="T2">E.g. Codec, Layout, Complement</text:span></text:p>
            <text:p text:style-name="P2"><text:span text:style-name="T2">Construction, Simulation</text:span></text:p>
          </draw:text-box>
        </draw:frame>
        <draw:frame draw:style-name="gr3" draw:text-style-name="P2" xml:id="id7" draw:id="id7" draw:layer="layout" svg:width="7.474cm" svg:height="1.916cm" svg:x="4.575cm" svg:y="17.626cm">
          <draw:text-box>
            <text:p text:style-name="P2"><text:span text:style-name="T1">Extension</text:span></text:p>
            <text:p text:style-name="P2"><text:span text:style-name="T2">Java class: e.g. PromelaCodec,</text:span></text:p>
            <text:p text:style-name="P2"><text:span text:style-name="T2">CircleLayout, SafraConstruction</text:span></text:p>
          </draw:text-box>
        </draw:frame>
        <draw:connector draw:style-name="gr4" draw:text-style-name="P1" draw:layer="layout" draw:type="line" svg:x1="22.46cm" svg:y1="5.826cm" svg:x2="22.463cm" svg:y2="8.366cm" draw:start-shape="id3" draw:start-glue-point="2" draw:end-shape="id4" draw:end-glue-point="0" svg:d="m22460 5826 3 2540" svg:viewBox="0 0 4 2541">
          <text:p/>
        </draw:connector>
        <draw:connector draw:style-name="gr4" draw:text-style-name="P1" draw:layer="layout" draw:type="line" svg:x1="16.922cm" svg:y1="17.753cm" svg:x2="16.875cm" svg:y2="15.097cm" draw:start-shape="id5" draw:start-glue-point="0" draw:end-shape="id6" draw:end-glue-point="2" svg:d="m16922 17753-47-2656" svg:viewBox="0 0 48 2657">
          <text:p/>
        </draw:connector>
        <draw:connector draw:style-name="gr4" draw:text-style-name="P1" draw:layer="layout" draw:type="line" svg:x1="8.312cm" svg:y1="17.626cm" svg:x2="8.366cm" svg:y2="14.97cm" draw:start-shape="id7" draw:start-glue-point="0" draw:end-shape="id8" draw:end-glue-point="2" svg:d="m8312 17626 54-2656" svg:viewBox="0 0 55 2657">
          <text:p/>
        </draw:connector>
        <draw:frame draw:style-name="gr3" draw:text-style-name="P2" draw:layer="layout" svg:width="1.573cm" svg:height="0.806cm" svg:x="3.159cm" svg:y="7.604cm">
          <draw:text-box>
            <text:p text:style-name="P2"><text:span text:style-name="T1">Core</text:span></text:p>
          </draw:text-box>
        </draw:frame>
        <draw:frame draw:style-name="gr3" draw:text-style-name="P2" draw:layer="layout" svg:width="1.378cm" svg:height="0.806cm" svg:x="11.141cm" svg:y="7.687cm">
          <draw:text-box>
            <text:p text:style-name="P2"><text:span text:style-name="T1">GUI</text:span></text:p>
          </draw:text-box>
        </draw:frame>
        <draw:frame draw:style-name="gr3" draw:text-style-name="P2" draw:layer="layout" svg:width="1.543cm" svg:height="0.806cm" svg:x="18.926cm" svg:y="7.604cm">
          <draw:text-box>
            <text:p text:style-name="P2"><text:span text:style-name="T1">Cmd</text:span></text:p>
          </draw:text-box>
        </draw:frame>
        <draw:frame draw:style-name="gr3" draw:text-style-name="P3" draw:layer="layout" svg:width="2.856cm" svg:height="1.195cm" svg:x="2.208cm" svg:y="6.282cm">
          <draw:text-box>
            <text:p text:style-name="P3"><text:span text:style-name="T3">GOAL</text:span></text:p>
          </draw:text-box>
        </draw:frame>
        <draw:custom-shape draw:style-name="gr1" draw:text-style-name="P1" draw:layer="layout" svg:width="2.032cm" svg:height="2.032cm" svg:x="19.161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161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161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288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923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0.558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288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923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288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923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0.558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288cm" svg:y="11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508cm" svg:height="0.508cm" svg:x="19.923cm" svg:y="11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508cm" svg:height="0.508cm" svg:x="20.558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288cm" svg:y="10.01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305cm" svg:height="0.645cm" svg:x="21.193cm" svg:y="8.62cm">
          <draw:text-box>
            <text:p text:style-name="P4"><text:span text:style-name="T4">Commands</text:span></text:p>
          </draw:text-box>
        </draw:frame>
        <draw:frame draw:style-name="gr3" draw:text-style-name="P4" xml:id="id9" draw:id="id9" draw:layer="layout" svg:width="3.897cm" svg:height="1.039cm" svg:x="21.919cm" svg:y="9.128cm">
          <draw:text-box>
            <text:p text:style-name="P4"><text:span text:style-name="T4">generate, input, clone</text:span></text:p>
            <text:p text:style-name="P4"><text:span text:style-name="T4">complement,...</text:span></text:p>
          </draw:text-box>
        </draw:frame>
        <draw:frame draw:style-name="gr3" draw:text-style-name="P4" draw:layer="layout" svg:width="4.405cm" svg:height="0.645cm" svg:x="21.168cm" svg:y="10.769cm">
          <draw:text-box>
            <text:p text:style-name="P4"><text:span text:style-name="T4">Complement Commands</text:span></text:p>
          </draw:text-box>
        </draw:frame>
        <draw:frame draw:style-name="gr3" draw:text-style-name="P4" xml:id="id11" draw:id="id11" draw:layer="layout" svg:width="4.21cm" svg:height="1.039cm" svg:x="21.574cm" svg:y="11.287cm">
          <draw:text-box>
            <text:p text:style-name="P4"><text:span text:style-name="T4">classic, safra, piterman,</text:span></text:p>
            <text:p text:style-name="P4"><text:span text:style-name="T4">kurshan, slice,...</text:span></text:p>
          </draw:text-box>
        </draw:frame>
        <draw:connector draw:style-name="gr5" draw:text-style-name="P1" draw:layer="layout" draw:type="line" svg:x1="21.919cm" svg:y1="9.647cm" svg:x2="21.066cm" svg:y2="9.636cm" draw:start-shape="id9" draw:start-glue-point="3" draw:end-shape="id10" draw:end-glue-point="1" svg:d="m21919 9647-853-11" svg:viewBox="0 0 854 12">
          <text:p/>
        </draw:connector>
        <draw:connector draw:style-name="gr5" draw:text-style-name="P1" draw:layer="layout" draw:type="line" svg:x1="21.574cm" svg:y1="11.806cm" svg:x2="20.431cm" svg:y2="11.795cm" draw:start-shape="id11" draw:end-shape="id12" draw:end-glue-point="1" svg:d="m21574 11806-1143-11" svg:viewBox="0 0 1144 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w-08.12.201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2T18:57:52.021841000</meta:creation-date>
    <dc:title>dw-08.12.2013</dc:title>
    <meta:editing-duration>PT1H23M53S</meta:editing-duration>
    <meta:editing-cycles>2</meta:editing-cycles>
    <meta:generator>LibreOffice/4.1.3.2$MacOSX_x86 LibreOffice_project/70feb7d99726f064edab4605a8ab840c50ec57a</meta:generator>
    <dc:date>2014-05-22T21:22:49.287715000</dc:date>
    <meta:document-statistic meta:object-count="76"/>
    <meta:template xlink:type="simple" xlink:actuate="onRequest" xlink:title="dw-08.12.2013" xlink:href="../../Library/Application%20Support/LibreOffice/4/user/template/dw-08.12.2013.otg" meta:date="2014-05-22T18:57:51.510020000"/>
  </office:meta>
</office:document-meta>
</file>